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Normal" style:family="paragraph">
      <style:text-properties fo:font-style="italic" style:font-style-asian="italic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style="italic" style:font-style-asian="italic"/>
    </style:style>
    <style:style style:name="T7" style:parent-style-name="DefaultParagraphFont" style:family="text">
      <style:text-properties fo:font-style="italic" style:font-style-asian="italic"/>
    </style:style>
    <style:style style:name="T8" style:parent-style-name="DefaultParagraphFont" style:family="text">
      <style:text-properties fo:font-style="italic" style:font-style-asian="italic"/>
    </style:style>
    <style:style style:name="T9" style:parent-style-name="DefaultParagraphFont" style:family="text">
      <style:text-properties fo:font-style="italic" style:font-style-asian="italic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style="italic" style:font-style-asian="italic"/>
    </style:style>
  </office:automatic-styles>
  <office:body>
    <office:text text:use-soft-page-breaks="true">
      <text:p text:style-name="P1"><text:span text:style-name="T2">Player feedback document</text:span></text:p>
      <text:p text:style-name="Normal">Player name:<text:s/>Eliot Dewhurst</text:p>
      <text:p text:style-name="Normal">Player age:<text:s/>19</text:p>
      <text:p text:style-name="Normal"/>
      <text:p text:style-name="Normal"><text:span text:style-name="T3">Players initial thoughts:</text:span></text:p>
      <text:p text:style-name="P4">The first thoughts the player had about our game:</text:p>
      <text:p text:style-name="Normal">Confused about what keys match what doors and what guards I’m supposed to use to unlock doors. Also I didn’t realise it was space to unlock a door.</text:p>
      <text:p text:style-name="Normal"><text:span text:style-name="T5">Questions:</text:span></text:p>
      <text:p text:style-name="Normal"><text:span text:style-name="T6">Upon loading into the level did you realise<text:s/></text:span><text:span text:style-name="T7">what your goal was?</text:span></text:p>
      <text:p text:style-name="Normal">No</text:p>
      <text:p text:style-name="Normal"><text:span text:style-name="T8">Would you want more hints to be added into the game?</text:span></text:p>
      <text:p text:style-name="Normal">Yes</text:p>
      <text:p text:style-name="Normal"><text:span text:style-name="T9">Were you lost or did you feel confused / not sure what to do?</text:span></text:p>
      <text:p text:style-name="Normal">Yes</text:p>
      <text:p text:style-name="Normal"><text:span text:style-name="T10">Suggestions:</text:span></text:p>
      <text:p text:style-name="Normal"><text:span text:style-name="T11">Any suggestions the player has for our game:</text:span></text:p>
      <text:p text:style-name="Normal">Match guards to doors so I know which one to use</text:p>
      <text:p text:style-name="Normal">In the LPM loop there needs to be more learn and less master</text:p>
      <text:p text:style-name="Normal">You need to have it so on the first loop it comes up with “E” or “Space” so I know what keys to press</text:p>
      <text:p text:style-name="Normal">Explain what charges and control time is</text:p>
      <text:p text:style-name="Normal">Add more variety to mechanics instead of just keys and lever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eph</meta:initial-creator>
    <dc:creator>Administrator</dc:creator>
    <meta:creation-date>2016-11-09T10:53:00Z</meta:creation-date>
    <dc:date>2016-11-14T13:05:00Z</dc:date>
    <meta:template xlink:href="Normal.dotm" xlink:type="simple"/>
    <meta:editing-cycles>5</meta:editing-cycles>
    <meta:editing-duration>PT720S</meta:editing-duration>
    <meta:document-statistic meta:page-count="1" meta:paragraph-count="1" meta:word-count="129" meta:character-count="866" meta:row-count="6" meta:non-whitespace-character-count="738"/>
  </office:meta>
</office:document-meta>
</file>